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3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4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3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4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3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3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3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3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3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3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3" table:number-rows-repeated="1044459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2">
          <table:table-cell table:number-columns-repeated="26"/>
        </table:table-row>
        <table:table-row table:style-name="ro4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09T11:27:34</dc:date>
    <meta:editing-duration>P4DT7H47M32S</meta:editing-duration>
    <meta:editing-cycles>233</meta:editing-cycles>
    <dc:creator>Berkeley Churchill</dc:creator>
    <meta:document-statistic meta:table-count="3" meta:cell-count="6194" meta:object-count="0"/>
  </office:meta>
</office:document-meta>
</file>